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e89" officeooo:paragraph-rsid="00083e89"/>
    </style:style>
    <style:style style:name="P2" style:family="paragraph" style:parent-style-name="Standard">
      <style:paragraph-properties fo:text-align="center" style:justify-single-word="false"/>
      <style:text-properties officeooo:rsid="00083e89" officeooo:paragraph-rsid="000adb7a"/>
    </style:style>
    <style:style style:name="P3" style:family="paragraph" style:parent-style-name="Standard">
      <style:paragraph-properties fo:text-align="center" style:justify-single-word="false"/>
      <style:text-properties officeooo:rsid="00083e89" officeooo:paragraph-rsid="001e2d00"/>
    </style:style>
    <style:style style:name="P4" style:family="paragraph" style:parent-style-name="Standard">
      <style:paragraph-properties fo:text-align="center" style:justify-single-word="false"/>
      <style:text-properties officeooo:rsid="00083e89" officeooo:paragraph-rsid="002d1cde"/>
    </style:style>
    <style:style style:name="P5" style:family="paragraph" style:parent-style-name="Standard">
      <style:paragraph-properties fo:text-align="center" style:justify-single-word="false"/>
      <style:text-properties officeooo:rsid="000ab797" officeooo:paragraph-rsid="000ab797"/>
    </style:style>
    <style:style style:name="P6" style:family="paragraph" style:parent-style-name="Standard">
      <style:paragraph-properties fo:text-align="center" style:justify-single-word="false"/>
      <style:text-properties officeooo:rsid="000ab797" officeooo:paragraph-rsid="001e2d00"/>
    </style:style>
    <style:style style:name="P7" style:family="paragraph" style:parent-style-name="Standard">
      <style:paragraph-properties fo:text-align="center" style:justify-single-word="false"/>
      <style:text-properties officeooo:rsid="000ab797" officeooo:paragraph-rsid="002d1cde"/>
    </style:style>
    <style:style style:name="P8" style:family="paragraph" style:parent-style-name="Standard">
      <style:paragraph-properties fo:text-align="center" style:justify-single-word="false"/>
      <style:text-properties officeooo:rsid="000adb7a" officeooo:paragraph-rsid="000adb7a"/>
    </style:style>
    <style:style style:name="P9" style:family="paragraph" style:parent-style-name="Standard">
      <style:paragraph-properties fo:text-align="center" style:justify-single-word="false"/>
      <style:text-properties officeooo:rsid="000adb7a" officeooo:paragraph-rsid="001e2d00"/>
    </style:style>
    <style:style style:name="P10" style:family="paragraph" style:parent-style-name="Standard">
      <style:paragraph-properties fo:text-align="center" style:justify-single-word="false"/>
      <style:text-properties officeooo:rsid="000adb7a" officeooo:paragraph-rsid="002d1cde"/>
    </style:style>
    <style:style style:name="P11" style:family="paragraph" style:parent-style-name="Standard">
      <style:paragraph-properties fo:text-align="center" style:justify-single-word="false"/>
      <style:text-properties officeooo:rsid="000adb7a" officeooo:paragraph-rsid="00107fa5"/>
    </style:style>
    <style:style style:name="P12" style:family="paragraph" style:parent-style-name="Standard">
      <style:paragraph-properties fo:text-align="center" style:justify-single-word="false"/>
      <style:text-properties officeooo:rsid="000b7729" officeooo:paragraph-rsid="000b7729"/>
    </style:style>
    <style:style style:name="P13" style:family="paragraph" style:parent-style-name="Standard">
      <style:paragraph-properties fo:text-align="center" style:justify-single-word="false"/>
      <style:text-properties officeooo:rsid="000b7729" officeooo:paragraph-rsid="00147a53"/>
    </style:style>
    <style:style style:name="P14" style:family="paragraph" style:parent-style-name="Standard">
      <style:paragraph-properties fo:text-align="center" style:justify-single-word="false"/>
      <style:text-properties officeooo:rsid="000b7729" officeooo:paragraph-rsid="001e2d00"/>
    </style:style>
    <style:style style:name="P15" style:family="paragraph" style:parent-style-name="Standard">
      <style:paragraph-properties fo:text-align="center" style:justify-single-word="false"/>
      <style:text-properties officeooo:rsid="000b7729" officeooo:paragraph-rsid="002d1cde"/>
    </style:style>
    <style:style style:name="P16" style:family="paragraph" style:parent-style-name="Standard">
      <style:paragraph-properties fo:text-align="end" style:justify-single-word="false"/>
      <style:text-properties officeooo:rsid="000b7729" officeooo:paragraph-rsid="000b7729"/>
    </style:style>
    <style:style style:name="P17" style:family="paragraph" style:parent-style-name="Standard">
      <style:paragraph-properties fo:text-align="center" style:justify-single-word="false"/>
      <style:text-properties officeooo:rsid="00107fa5" officeooo:paragraph-rsid="00107fa5"/>
    </style:style>
    <style:style style:name="P18" style:family="paragraph" style:parent-style-name="Standard">
      <style:paragraph-properties fo:text-align="center" style:justify-single-word="false"/>
      <style:text-properties officeooo:rsid="0011a859" officeooo:paragraph-rsid="0011a859"/>
    </style:style>
    <style:style style:name="P19" style:family="paragraph" style:parent-style-name="Standard">
      <style:paragraph-properties fo:text-align="center" style:justify-single-word="false"/>
      <style:text-properties officeooo:rsid="001f9b69" officeooo:paragraph-rsid="002526c8"/>
    </style:style>
    <style:style style:name="P20" style:family="paragraph" style:parent-style-name="Standard">
      <style:paragraph-properties fo:text-align="center" style:justify-single-word="false"/>
      <style:text-properties officeooo:rsid="002d1cde" officeooo:paragraph-rsid="002d1cde"/>
    </style:style>
    <style:style style:name="P21" style:family="paragraph" style:parent-style-name="Standard">
      <style:paragraph-properties fo:text-align="center" style:justify-single-word="false"/>
      <style:text-properties officeooo:rsid="00303284" officeooo:paragraph-rsid="00303284"/>
    </style:style>
    <style:style style:name="P22" style:family="paragraph" style:parent-style-name="Standard">
      <style:paragraph-properties fo:text-align="center" style:justify-single-word="false" fo:break-before="page"/>
      <style:text-properties officeooo:rsid="002d1cde" officeooo:paragraph-rsid="00107fa5"/>
    </style:style>
    <style:style style:name="P23" style:family="paragraph">
      <style:paragraph-properties fo:text-align="center"/>
    </style:style>
    <style:style style:name="T1" style:family="text">
      <style:text-properties officeooo:rsid="00083e89"/>
    </style:style>
    <style:style style:name="T2" style:family="text">
      <style:text-properties officeooo:rsid="000b7729"/>
    </style:style>
    <style:style style:name="T3" style:family="text">
      <style:text-properties officeooo:rsid="00107fa5"/>
    </style:style>
    <style:style style:name="T4" style:family="text">
      <style:text-properties officeooo:rsid="00127de1"/>
    </style:style>
    <style:style style:name="T5" style:family="text">
      <style:text-properties officeooo:rsid="00147a53"/>
    </style:style>
    <style:style style:name="T6" style:family="text">
      <style:text-properties officeooo:rsid="00232c50"/>
    </style:style>
    <style:style style:name="T7" style:family="text">
      <style:text-properties officeooo:rsid="002acd5b"/>
    </style:style>
    <style:style style:name="T8" style:family="text">
      <style:text-properties officeooo:rsid="002c2c87"/>
    </style:style>
    <style:style style:name="T9" style:family="text">
      <style:text-properties officeooo:rsid="002d1cde"/>
    </style:style>
    <style:style style:name="T10" style:family="text">
      <style:text-properties style:text-underline-style="solid" style:text-underline-width="auto" style:text-underline-color="font-color" officeooo:rsid="00107fa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a1" draw:style-name="gr1" draw:text-style-name="P23" svg:x1="8.489cm" svg:y1="0.466cm" svg:x2="6.752cm" svg:y2="1.071cm"><text:p/></draw:line><draw:line text:anchor-type="paragraph" draw:z-index="3" draw:name="Forma4" draw:style-name="gr1" draw:text-style-name="P23" svg:x1="8.49cm" svg:y1="0.466cm" svg:x2="10.134cm" svg:y2="1.052cm"><text:p/></draw:line><draw:line text:anchor-type="paragraph" draw:z-index="1" draw:name="Forma2" draw:style-name="gr1" draw:text-style-name="P23" svg:x1="8.49cm" svg:y1="0.466cm" svg:x2="8.132cm" svg:y2="1.013cm"><text:p/></draw:line><draw:line text:anchor-type="paragraph" draw:z-index="2" draw:name="Forma3" draw:style-name="gr1" draw:text-style-name="P23" svg:x1="8.49cm" svg:y1="0.466cm" svg:x2="9.019cm" svg:y2="0.956cm"><text:p/></draw:line>inst</text:p>
      <text:p text:style-name="P1"/>
      <text:p text:style-name="P1">if<text:tab/>expr<text:tab/>then<text:tab/>inst</text:p>
      <text:p text:style-name="P12"><draw:line text:anchor-type="paragraph" draw:z-index="4" draw:name="Forma5" draw:style-name="gr1" draw:text-style-name="P23" svg:x1="10.398cm" svg:y1="0.044cm" svg:x2="10.398cm" svg:y2="0.497cm"><text:p/></draw:line>E1<text:tab/> <text:s text:c="2"/></text:p>
      <text:p text:style-name="P1"><text:tab/><text:tab/><text:tab/> <text:s/>matched</text:p>
      <text:p text:style-name="P1"><draw:line text:anchor-type="paragraph" draw:z-index="5" draw:name="Forma6" draw:style-name="gr1" draw:text-style-name="P23" svg:x1="10.531cm" svg:y1="0.016cm" svg:x2="7.243cm" svg:y2="0.621cm"><text:p/></draw:line><draw:line text:anchor-type="paragraph" draw:z-index="6" draw:name="Forma7" draw:style-name="gr1" draw:text-style-name="P23" svg:x1="10.53cm" svg:y1="0.016cm" svg:x2="9.038cm" svg:y2="0.489cm"><text:p/></draw:line><draw:line text:anchor-type="paragraph" draw:z-index="7" draw:name="Forma8" draw:style-name="gr1" draw:text-style-name="P23" svg:x1="10.531cm" svg:y1="0.016cm" svg:x2="10.021cm" svg:y2="0.489cm"><text:p/></draw:line><draw:line text:anchor-type="paragraph" draw:z-index="8" draw:name="Forma9" draw:style-name="gr1" draw:text-style-name="P23" svg:x1="10.53cm" svg:y1="0.016cm" svg:x2="11.135cm" svg:y2="0.526cm"><text:p/></draw:line><draw:line text:anchor-type="paragraph" draw:z-index="9" draw:name="Forma10" draw:style-name="gr1" draw:text-style-name="P23" svg:x1="10.53cm" svg:y1="0.016cm" svg:x2="13.063cm" svg:y2="0.563cm"><text:p/></draw:line><draw:line text:anchor-type="paragraph" draw:z-index="10" draw:name="Forma11" draw:style-name="gr1" draw:text-style-name="P23" svg:x1="10.53cm" svg:y1="0.016cm" svg:x2="14.481cm" svg:y2="0.526cm"><text:p/></draw:line></text:p>
      <text:p text:style-name="P1"><text:tab/><text:tab/><text:tab/><text:tab/>if<text:tab/>expr<text:tab/>then<text:tab/>matched<text:tab/>else<text:tab/>inst</text:p>
      <text:p text:style-name="P16"><text:s/>E2<text:tab/><text:tab/> <text:s text:c="2"/>M1<text:tab/><text:tab/><text:tab/> I1<text:tab/><text:tab/></text:p>
      <text:p text:style-name="P18"/>
      <text:p text:style-name="P18">if E1 then if E2 then M1 <text:span text:style-name="T4">else</text:span> I1</text:p>
      <text:p text:style-name="P5"/>
      <text:p text:style-name="P5"/>
      <text:p text:style-name="P5">inst</text:p>
      <text:p text:style-name="P5"><draw:line text:anchor-type="paragraph" draw:z-index="11" draw:name="Forma12" draw:style-name="gr1" draw:text-style-name="P23" svg:x1="8.49cm" svg:y1="0.032cm" svg:x2="8.49cm" svg:y2="0.487cm"><text:p/></draw:line></text:p>
      <text:p text:style-name="P8">matched</text:p>
      <text:p text:style-name="P8"><draw:line text:anchor-type="paragraph" draw:z-index="13" draw:name="Forma14" draw:style-name="gr1" draw:text-style-name="P23" svg:x1="8.528cm" svg:y1="0.097cm" svg:x2="6.373cm" svg:y2="0.533cm"><text:p/></draw:line><draw:line text:anchor-type="paragraph" draw:z-index="14" draw:name="Forma15" draw:style-name="gr1" draw:text-style-name="P23" svg:x1="8.529cm" svg:y1="0.097cm" svg:x2="7.696cm" svg:y2="0.626cm"><text:p/></draw:line><draw:line text:anchor-type="paragraph" draw:z-index="15" draw:name="Forma16" draw:style-name="gr1" draw:text-style-name="P23" svg:x1="8.528cm" svg:y1="0.097cm" svg:x2="8.905cm" svg:y2="0.55cm"><text:p/></draw:line><draw:line text:anchor-type="paragraph" draw:z-index="16" draw:name="Forma17" draw:style-name="gr1" draw:text-style-name="P23" svg:x1="8.528cm" svg:y1="0.097cm" svg:x2="10.625cm" svg:y2="0.57cm"><text:p/></draw:line><draw:line text:anchor-type="paragraph" draw:z-index="12" draw:name="Forma13" draw:style-name="gr1" draw:text-style-name="P23" svg:x1="8.529cm" svg:y1="0.097cm" svg:x2="4.768cm" svg:y2="0.533cm"><text:p/></draw:line><draw:line text:anchor-type="paragraph" draw:z-index="17" draw:name="Forma18" draw:style-name="gr1" draw:text-style-name="P23" svg:x1="8.528cm" svg:y1="0.097cm" svg:x2="12.08cm" svg:y2="0.513cm"><text:p/></draw:line></text:p>
      <text:p text:style-name="P2">if<text:tab/>expr<text:tab/>then<text:tab/>matched<text:tab/>else<text:tab/>inst</text:p>
      <text:p text:style-name="P12"><draw:line text:anchor-type="paragraph" draw:z-index="19" draw:name="Forma20" draw:style-name="gr1" draw:text-style-name="P23" svg:x1="8.906cm" svg:y1="0.088cm" svg:x2="6.562cm" svg:y2="1.014cm"><text:p/></draw:line><draw:line text:anchor-type="paragraph" draw:z-index="20" draw:name="Forma21" draw:style-name="gr1" draw:text-style-name="P23" svg:x1="8.906cm" svg:y1="0.088cm" svg:x2="7.696cm" svg:y2="1.014cm"><text:p/></draw:line><draw:line text:anchor-type="paragraph" draw:z-index="21" draw:name="Forma22" draw:style-name="gr1" draw:text-style-name="P23" svg:x1="8.925cm" svg:y1="0.088cm" svg:x2="8.906cm" svg:y2="1.014cm"><text:p/></draw:line><draw:line text:anchor-type="paragraph" draw:z-index="22" draw:name="Forma23" draw:style-name="gr1" draw:text-style-name="P23" svg:x1="8.925cm" svg:y1="0.088cm" svg:x2="10.625cm" svg:y2="1.127cm"><text:p/></draw:line><draw:line text:anchor-type="paragraph" draw:z-index="18" draw:name="Forma19" draw:style-name="gr1" draw:text-style-name="P23" svg:x1="8.906cm" svg:y1="0.088cm" svg:x2="4.805cm" svg:y2="1.014cm"><text:p/></draw:line><draw:line text:anchor-type="paragraph" draw:z-index="23" draw:name="Forma24" draw:style-name="gr1" draw:text-style-name="P23" svg:x1="8.906cm" svg:y1="0.088cm" svg:x2="11.949cm" svg:y2="1.014cm"><text:p/></draw:line><text:s text:c="3"/><text:tab/>E1<text:tab/><text:tab/><text:tab/><text:tab/><text:tab/><text:span text:style-name="T7">I2</text:span></text:p>
      <text:p text:style-name="P12"/>
      <text:p text:style-name="P13"><text:span text:style-name="T1">if<text:tab/>expr<text:tab/>then<text:tab/>matched<text:tab/>else<text:tab/>inst</text:span></text:p>
      <text:p text:style-name="P12"><text:tab/>E2<text:tab/><text:tab/> <text:s/><text:span text:style-name="T5">M1</text:span><text:tab/><text:tab/><text:tab/><text:span text:style-name="T5">I1</text:span></text:p>
      <text:p text:style-name="P12"/>
      <text:p text:style-name="P17">if E1 then <text:span text:style-name="T5">if E2 then</text:span> M1 else I1 <text:span text:style-name="T8">else I2</text:span></text:p>
      <text:p text:style-name="P11"/>
      <text:p text:style-name="P11"/>
      <text:p text:style-name="P21">A cadeia “<text:span text:style-name="T10">if E1 then if E2 then M1 else I1</text:span><text:span text:style-name="T3">” </text:span>possui duas árvores de deriv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8:54:39.410852584</meta:creation-date>
    <dc:date>2021-05-13T20:52:38.955977657</dc:date>
    <meta:editing-duration>PT1H27M7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71" meta:character-count="338" meta:non-whitespace-character-count="245"/>
  </office:meta>
</office:document-meta>
</file>